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1 instalación de AWS CLI</text:h>
      <text:p text:style-name="Normal"><draw:frame draw:style-name="a0" draw:name="Imagen 1" text:anchor-type="as-char" svg:x="0in" svg:y="0in" svg:width="4.93819in" svg:height="0.47923in" style:rel-width="scale" style:rel-height="scale"><draw:image xlink:href="media/image1.png" xlink:type="simple" xlink:show="embed" xlink:actuate="onLoad"/><svg:title/><svg:desc/></draw:frame></text:p>
      <text:p text:style-name="Normal"/>
      <text:h text:style-name="Título1" text:outline-level="1">2 configuración AWS CLI</text:h>
      <text:p text:style-name="Normal"><draw:frame draw:style-name="a1" draw:name="Imagen 1" text:anchor-type="as-char" svg:x="0in" svg:y="0in" svg:width="5.84457in" svg:height="5.96958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n 1" text:anchor-type="as-char" svg:x="0in" svg:y="0in" svg:width="5.89666in" svg:height="6.56342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soft-page-break/>
      <text:h text:style-name="Título1" text:outline-level="1">3 uso de AWS CLI</text:h>
      <text:p text:style-name="Normal"><draw:frame draw:style-name="a3" draw:name="Imagen 1" text:anchor-type="as-char" svg:x="0in" svg:y="0in" svg:width="5.90556in" svg:height="5.3666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<draw:frame draw:style-name="a4" draw:name="Imagen 1" text:anchor-type="as-char" svg:x="0in" svg:y="0in" svg:width="5.90556in" svg:height="1.675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08T07:36:00Z</meta:creation-date>
    <dc:date>2026-01-08T08:48:00Z</dc:date>
    <meta:template xlink:href="Normal.dotm" xlink:type="simple"/>
    <meta:editing-cycles>1</meta:editing-cycles>
    <meta:editing-duration>PT4320S</meta:editing-duration>
    <meta:document-statistic meta:page-count="3" meta:paragraph-count="1" meta:word-count="12" meta:character-count="77" meta:row-count="1" meta:non-whitespace-character-count="66"/>
  </office:meta>
</office:document-meta>
</file>